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Code" svg:font-family="'Fira Code'" style:font-family-generic="roman" style:font-pitch="variable"/>
    <style:font-face style:name="Fira Code Medium" svg:font-family="'Fira Code Medium'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officeooo:rsid="000b9e26" officeooo:paragraph-rsid="000b9e26" style:font-size-asian="10.5pt" style:font-size-complex="12pt"/>
    </style:style>
    <style:style style:name="P2" style:family="paragraph" style:parent-style-name="Standard">
      <style:paragraph-properties fo:text-align="justify" style:justify-single-word="false"/>
      <style:text-properties officeooo:rsid="000b9e26" officeooo:paragraph-rsid="000b9e26"/>
    </style:style>
    <style:style style:name="P3" style:family="paragraph" style:parent-style-name="Standard">
      <style:paragraph-properties fo:text-align="justify" style:justify-single-word="false"/>
      <style:text-properties officeooo:rsid="000ec109" officeooo:paragraph-rsid="000ec109"/>
    </style:style>
    <style:style style:name="P4" style:family="paragraph" style:parent-style-name="Standard">
      <style:paragraph-properties fo:text-align="justify" style:justify-single-word="false"/>
      <style:text-properties officeooo:rsid="000ec109" officeooo:paragraph-rsid="000b9e26"/>
    </style:style>
    <style:style style:name="P5" style:family="paragraph" style:parent-style-name="Standard">
      <style:paragraph-properties fo:text-align="justify" style:justify-single-word="false"/>
      <style:text-properties officeooo:rsid="000f10c7" officeooo:paragraph-rsid="000f10c7"/>
    </style:style>
    <style:style style:name="P6" style:family="paragraph" style:parent-style-name="Standard">
      <style:paragraph-properties fo:text-align="justify" style:justify-single-word="false"/>
      <style:text-properties officeooo:rsid="000f10c7" officeooo:paragraph-rsid="0010f54d"/>
    </style:style>
    <style:style style:name="P7" style:family="paragraph" style:parent-style-name="Standard">
      <style:paragraph-properties fo:text-align="justify" style:justify-single-word="false"/>
      <style:text-properties officeooo:rsid="000f10c7" officeooo:paragraph-rsid="0012c35b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f10c7" officeooo:paragraph-rsid="000f10c7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f54d" officeooo:paragraph-rsid="0010f54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b9e26" officeooo:paragraph-rsid="000b9e2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paragraph-rsid="000b9e26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rsid="0010f54d" officeooo:paragraph-rsid="0010f54d"/>
    </style:style>
    <style:style style:name="P13" style:family="paragraph" style:parent-style-name="Standard">
      <style:paragraph-properties fo:text-align="justify" style:justify-single-word="false"/>
      <style:text-properties fo:font-size="12pt" fo:font-weight="bold" officeooo:rsid="000b9e26" officeooo:paragraph-rsid="000b9e26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officeooo:paragraph-rsid="000b9e26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2pt" officeooo:rsid="0010f54d" officeooo:paragraph-rsid="0010f54d" style:font-size-asian="10.5pt" style:font-size-complex="12pt"/>
    </style:style>
    <style:style style:name="P16" style:family="paragraph" style:parent-style-name="Standard">
      <style:paragraph-properties fo:text-align="justify" style:justify-single-word="false"/>
      <style:text-properties fo:font-size="12pt" officeooo:rsid="000b9e26" officeooo:paragraph-rsid="000b9e26" style:font-size-asian="10.5pt" style:font-size-complex="12pt"/>
    </style:style>
    <style:style style:name="P17" style:family="paragraph" style:parent-style-name="Standard">
      <style:paragraph-properties fo:text-align="center" style:justify-single-word="false"/>
      <style:text-properties fo:font-size="12pt" officeooo:rsid="000b9e26" officeooo:paragraph-rsid="000b9e26" style:font-size-asian="10.5pt" style:font-size-complex="12pt"/>
    </style:style>
    <style:style style:name="P18" style:family="paragraph" style:parent-style-name="Standard">
      <style:paragraph-properties fo:text-align="justify" style:justify-single-word="false"/>
      <style:text-properties fo:font-size="12pt" officeooo:rsid="00132853" officeooo:paragraph-rsid="00132853" style:font-size-asian="10.5pt" style:font-size-complex="12pt"/>
    </style:style>
    <style:style style:name="P19" style:family="paragraph" style:parent-style-name="Standard">
      <style:paragraph-properties fo:text-align="justify" style:justify-single-word="false"/>
      <style:text-properties fo:color="#000000" loext:opacity="100%" officeooo:rsid="000b9e26" officeooo:paragraph-rsid="000b9e26"/>
    </style:style>
    <style:style style:name="P20" style:family="paragraph" style:parent-style-name="Standard">
      <style:paragraph-properties fo:text-align="justify" style:justify-single-word="false"/>
      <style:text-properties fo:color="#000000" loext:opacity="100%" fo:font-weight="bold" officeooo:rsid="0010f54d" officeooo:paragraph-rsid="0010f54d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color="#000000" loext:opacity="100%" fo:font-weight="normal" officeooo:rsid="0010f54d" officeooo:paragraph-rsid="0010f54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officeooo:rsid="0012c35b" officeooo:paragraph-rsid="0012c35b"/>
    </style:style>
    <style:style style:name="P23" style:family="paragraph" style:parent-style-name="Standard">
      <style:paragraph-properties fo:text-align="center" style:justify-single-word="false"/>
      <style:text-properties fo:font-size="16pt" officeooo:rsid="000b9e26" officeooo:paragraph-rsid="000b9e26" style:font-size-asian="14pt" style:font-size-complex="16pt"/>
    </style:style>
    <style:style style:name="P24" style:family="paragraph" style:parent-style-name="Text_20_body">
      <style:paragraph-properties fo:text-align="justify" style:justify-single-word="false"/>
      <style:text-properties officeooo:rsid="000b9e26" officeooo:paragraph-rsid="000b9e26"/>
    </style:style>
    <style:style style:name="P25" style:family="paragraph" style:parent-style-name="Text_20_body">
      <style:paragraph-properties fo:text-align="justify" style:justify-single-word="false"/>
      <style:text-properties fo:font-weight="bold" officeooo:rsid="000b9e26" officeooo:paragraph-rsid="000b9e26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color="#000000" loext:opacity="100%" fo:font-weight="bold" officeooo:rsid="000b9e26" officeooo:paragraph-rsid="000b9e26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8" style:family="paragraph" style:parent-style-name="Text_20_body">
      <style:paragraph-properties fo:text-align="justify" style:justify-single-word="false"/>
      <style:text-properties fo:color="#000000" loext:opacity="100%" officeooo:rsid="000b9e26" officeooo:paragraph-rsid="000b9e26"/>
    </style:style>
    <style:style style:name="P29" style:family="paragraph" style:parent-style-name="Text_20_body">
      <style:paragraph-properties fo:line-height="100%" fo:text-align="justify" style:justify-single-word="false"/>
      <style:text-properties fo:color="#000000" loext:opacity="100%" officeooo:rsid="000b9e26" officeooo:paragraph-rsid="000b9e26"/>
    </style:style>
    <style:style style:name="T1" style:family="text">
      <style:text-properties officeooo:rsid="000b9e26"/>
    </style:style>
    <style:style style:name="T2" style:family="text">
      <style:text-properties fo:font-variant="normal" fo:text-transform="none" fo:color="#000000" loext:opacity="100%" style:font-name="Helvetica Neue" fo:font-size="10.5pt" fo:letter-spacing="normal" fo:font-style="normal"/>
    </style:style>
    <style:style style:name="T3" style:family="text">
      <style:text-properties fo:font-variant="normal" fo:text-transform="none" fo:color="#000000" loext:opacity="100%" style:font-name="Helvetica Neue" fo:font-size="10.5pt" fo:letter-spacing="normal" fo:font-style="normal" style:font-size-asian="10.5pt" style:font-size-complex="12pt"/>
    </style:style>
    <style:style style:name="T4" style:family="text">
      <style:text-properties fo:font-variant="normal" fo:text-transform="none" fo:color="#000000" loext:opacity="100%" style:font-name="Helvetica Neue" fo:font-size="10.5pt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Helvetica Neue" fo:font-size="7.5pt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6" style:family="text">
      <style:text-properties officeooo:rsid="000b9e26" style:font-size-asian="10.5pt" style:font-size-complex="12pt"/>
    </style:style>
    <style:style style:name="T7" style:family="text">
      <style:text-properties officeooo:rsid="000ec109"/>
    </style:style>
    <style:style style:name="T8" style:family="text">
      <style:text-properties officeooo:rsid="000f10c7"/>
    </style:style>
    <style:style style:name="T9" style:family="text">
      <style:text-properties officeooo:rsid="0010f54d"/>
    </style:style>
    <style:style style:name="T10" style:family="text">
      <style:text-properties officeooo:rsid="0012c35b"/>
    </style:style>
    <style:style style:name="T11" style:family="text">
      <style:text-properties officeooo:rsid="00132853"/>
    </style:style>
    <style:style style:name="T12" style:family="text">
      <style:text-properties officeooo:rsid="001396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COORDENAÇÃO POR ESPERA OCUPADA</text:p>
      <text:p text:style-name="P23"/>
      <text:p text:style-name="P17">AYRTON ALBQUERQUE <text:s/>- <text:span text:style-name="T7">1440659</text:span></text:p>
      <text:p text:style-name="P17">VICKIE DA COSTA ARANHA - <text:span text:style-name="T7">1660101</text:span></text:p>
      <text:p text:style-name="P1"/>
      <text:p text:style-name="P25"><text:span text:style-name="T3">1) Implemente o programa sem nenhum mecanismo de sincronização e observe se a fila se comporta corretamente.</text:span></text:p>
      <text:p text:style-name="P3"><text:tab/>Sem nenhum mecânismo de sincronização o programa eventualmente é terminado com erro de Segmentation Fault. Isso ocorre porque em algum momento da execução ambas as threads tentam acessar o mesmo espaço de memória, causando o problema e gerando inconsistências na saída.</text:p>
      <text:p text:style-name="P3"/>
      <text:p text:style-name="P8">Pseudo-código:</text:p>
      <text:p text:style-name="P5">while (1) {</text:p>
      <text:p text:style-name="P5"><text:s text:c="4"/>old = valor do último elemento da fila</text:p>
      <text:p text:style-name="P5"><text:s text:c="4"/>queue_remove()</text:p>
      <text:p text:style-name="P5"><text:s text:c="4"/>new = novo elemento a ser inserido</text:p>
      <text:p text:style-name="P5"><text:s text:c="4"/>queue_append()</text:p>
      <text:p text:style-name="P5"><text:s text:c="4"/>mostrar a fila</text:p>
      <text:p text:style-name="P5">}</text:p>
      <text:p text:style-name="P4"/>
      <text:p text:style-name="P8">Saída:</text:p>
      <text:p text:style-name="P5">.</text:p>
      <text:p text:style-name="P5">.</text:p>
      <text:p text:style-name="P5">.</text:p>
      <text:p text:style-name="P5">thread 0: tira 4, põe 84: Fila: [ 13 <text:s text:c="2"/>61 <text:s text:c="2"/>54 <text:s text:c="2"/>26 <text:s text:c="2"/>59 <text:s text:c="2"/>44 <text:s text:c="2"/>2 <text:s text:c="2"/>2 <text:s text:c="2"/>6 <text:s text:c="2"/>84 ]</text:p>
      <text:p text:style-name="P5">thread 0: tira 13, põe 21: Fila: [ 61 <text:s text:c="2"/>54 <text:s text:c="2"/>26 <text:s text:c="2"/>59 <text:s text:c="2"/>44 <text:s text:c="2"/>2 <text:s text:c="2"/>2 <text:s text:c="2"/>6 <text:s text:c="2"/>84 <text:s text:c="2"/>21 ]</text:p>
      <text:p text:style-name="P5">thread 0: tira 61, põe 42: Fila: [ 54 <text:s text:c="2"/>26 <text:s text:c="2"/>59 <text:s text:c="2"/>44 <text:s text:c="2"/>2 <text:s text:c="2"/>2 <text:s text:c="2"/>6 <text:s text:c="2"/>84 <text:s text:c="2"/>21 <text:s text:c="2"/>42 ]</text:p>
      <text:p text:style-name="P5">thread 0: tira 54, põe 68: Fila: [ 26 <text:s text:c="2"/>59 <text:s text:c="2"/>44 <text:s text:c="2"/>2 <text:s text:c="2"/>2 <text:s text:c="2"/>6 <text:s text:c="2"/>84 <text:s text:c="2"/>21 <text:s text:c="2"/>42 <text:s text:c="2"/>68 ]</text:p>
      <text:p text:style-name="P5">thread 0: tira 26, põe 28: Fila: [ 59 <text:s text:c="2"/>44 <text:s text:c="2"/>2 <text:s text:c="2"/>2 <text:s text:c="2"/>6 <text:s text:c="2"/>84 <text:s text:c="2"/>21 <text:s text:c="2"/>42 <text:s text:c="2"/>68 <text:s text:c="2"/>28 ]</text:p>
      <text:p text:style-name="P5"/>
      <text:p text:style-name="P5">Process finished with exit code 139 (interrupted by signal 11: SIGSEGV)</text:p>
      <text:p text:style-name="P4"/>
      <text:p text:style-name="P25"><text:span text:style-name="T2">2) Implemente o algoritmo de coordenação por alternância estrita (uma thread de cada vez) e observe o comportamento da fila.</text:span></text:p>
      <text:p text:style-name="P3"><text:tab/><text:span text:style-name="T8">Utilizando a coordenação por alternâninca a execução não gera erros e as threads passam a alternar o acesso a fila </text:span><text:span text:style-name="T9">pois a continuidade de execução de um thread depende do término da outra.</text:span></text:p>
      <text:p text:style-name="P3"/>
      <text:p text:style-name="P9">Pseudo-código:</text:p>
      <text:p text:style-name="P6">while (1) {</text:p>
      <text:p text:style-name="P6"><text:s text:c="4"/><text:span text:style-name="T9">Enquanto turn é diferente do id da thread</text:span></text:p>
      <text:p text:style-name="P6"><text:s text:c="4"/>old = valor do último elemento da fila</text:p>
      <text:p text:style-name="P6"><text:s text:c="4"/>queue_remove()</text:p>
      <text:p text:style-name="P6"><text:s text:c="4"/>new = novo elemento a ser inserido</text:p>
      <text:p text:style-name="P6"><text:s text:c="4"/>queue_append()</text:p>
      <text:p text:style-name="P6"><text:s text:c="4"/>mostrar a fila</text:p>
      <text:p text:style-name="P6"><text:s text:c="4"/><text:span text:style-name="T9">turn = (turn + 1) <text:s/>% NUM_THREADS</text:span></text:p>
      <text:p text:style-name="P6">}</text:p>
      <text:p text:style-name="P6"/>
      <text:p text:style-name="P6"/>
      <text:p text:style-name="P6"/>
      <text:p text:style-name="P9"><text:soft-page-break/>Saída:</text:p>
      <text:p text:style-name="P12">...</text:p>
      <text:p text:style-name="P12">thread 0: tira 83, põe 93: Fila: [ 23 <text:s text:c="2"/>89 <text:s text:c="2"/>65 <text:s text:c="2"/>55 <text:s text:c="2"/>90 <text:s text:c="2"/>92 <text:s text:c="2"/>30 <text:s text:c="2"/>98 <text:s text:c="2"/>18 <text:s text:c="2"/>93 ]</text:p>
      <text:p text:style-name="P12">thread 1: tira 23, põe 39: Fila: [ 89 <text:s text:c="2"/>65 <text:s text:c="2"/>55 <text:s text:c="2"/>90 <text:s text:c="2"/>92 <text:s text:c="2"/>30 <text:s text:c="2"/>98 <text:s text:c="2"/>18 <text:s text:c="2"/>93 <text:s text:c="2"/>39 ]</text:p>
      <text:p text:style-name="P12">thread 0: tira 89, põe 67: Fila: [ 65 <text:s text:c="2"/>55 <text:s text:c="2"/>90 <text:s text:c="2"/>92 <text:s text:c="2"/>30 <text:s text:c="2"/>98 <text:s text:c="2"/>18 <text:s text:c="2"/>93 <text:s text:c="2"/>39 <text:s text:c="2"/>67 ]</text:p>
      <text:p text:style-name="P12">thread 1: tira 65, põe 78: Fila: [ 55 <text:s text:c="2"/>90 <text:s text:c="2"/>92 <text:s text:c="2"/>30 <text:s text:c="2"/>98 <text:s text:c="2"/>18 <text:s text:c="2"/>93 <text:s text:c="2"/>39 <text:s text:c="2"/>67 <text:s text:c="2"/>78 ]</text:p>
      <text:p text:style-name="P12">thread 0: tira 55, põe 16: Fila: [ 90 <text:s text:c="2"/>92 <text:s text:c="2"/>30 <text:s text:c="2"/>98 <text:s text:c="2"/>18 <text:s text:c="2"/>93 <text:s text:c="2"/>39 <text:s text:c="2"/>67 <text:s text:c="2"/>78 <text:s text:c="2"/>16 ]</text:p>
      <text:p text:style-name="P12">thread 1: tira 90, põe 30: Fila: [ 92 <text:s text:c="2"/>30 <text:s text:c="2"/>98 <text:s text:c="2"/>18 <text:s text:c="2"/>93 <text:s text:c="2"/>39 <text:s text:c="2"/>67 <text:s text:c="2"/>78 <text:s text:c="2"/>16 <text:s text:c="2"/>30 ]</text:p>
      <text:p text:style-name="P12">...</text:p>
      <text:p text:style-name="P2"/>
      <text:p text:style-name="P24"><text:span text:style-name="T4">3) Implemente o algoritmo de coordenação de Peterson</text:span><text:span text:style-name="T5"> </text:span><text:span text:style-name="T4">e observe o comportamento da fila.</text:span></text:p>
      <text:p text:style-name="P21"><text:tab/><text:span text:style-name="T10">Utilizando o algoritmo de Peterson o comportamento da fila é similar ao comportamento com alternância. Isso era esperado pois o algoritmo de Peterson também utiliza de flags e esperas ocupadas para evitar o acesso simultâneo a regiões críticas. Uma particularidade desse algoritmo é o fato de que ele só funciona com mais de uma thread, pois a liberação das flags é feita em outrs threads.</text:span></text:p>
      <text:p text:style-name="P21"/>
      <text:p text:style-name="P20">Pseudo-Código:</text:p>
      <text:p text:style-name="P7">while (1) {</text:p>
      <text:p text:style-name="P7"><text:s text:c="4"/><text:span text:style-name="T10">flag[id] = 1</text:span></text:p>
      <text:p text:style-name="P22"><text:s text:c="4"/>turn = id</text:p>
      <text:p text:style-name="P22"/>
      <text:p text:style-name="P22"><text:s text:c="4"/>while(flag[id] == 1 e turn == id);</text:p>
      <text:p text:style-name="P22"/>
      <text:p text:style-name="P22"><text:s text:c="4"/>// Início da parte crítica</text:p>
      <text:p text:style-name="P7"><text:s text:c="4"/>old = valor do último elemento da fila</text:p>
      <text:p text:style-name="P7"><text:s text:c="4"/>queue_remove()</text:p>
      <text:p text:style-name="P7"><text:s text:c="4"/>new = novo elemento a ser inserido</text:p>
      <text:p text:style-name="P7"><text:s text:c="4"/>queue_append()</text:p>
      <text:p text:style-name="P7"><text:s text:c="4"/>mostrar a fila</text:p>
      <text:p text:style-name="P7"/>
      <text:p text:style-name="P7"><text:s text:c="4"/>// <text:span text:style-name="T10">Fim da parte crítica</text:span></text:p>
      <text:p text:style-name="P7"><text:s text:c="4"/><text:span text:style-name="T10">flag[!id] = 0</text:span></text:p>
      <text:p text:style-name="P7">}</text:p>
      <text:p text:style-name="P2"/>
      <text:p text:style-name="P10">Saída:</text:p>
      <text:p text:style-name="P2">…</text:p>
      <text:p text:style-name="P2">thread 1: tira 99, põe 49: Fila: [ 85 <text:s text:c="2"/>66 <text:s text:c="2"/>57 <text:s text:c="2"/>94 <text:s text:c="2"/>89 <text:s text:c="2"/>24 <text:s text:c="2"/>87 <text:s text:c="2"/>78 <text:s text:c="2"/>8 <text:s text:c="2"/>49 ]</text:p>
      <text:p text:style-name="P2">thread 0: tira 85, põe 46: Fila: [ 66 <text:s text:c="2"/>57 <text:s text:c="2"/>94 <text:s text:c="2"/>89 <text:s text:c="2"/>24 <text:s text:c="2"/>87 <text:s text:c="2"/>78 <text:s text:c="2"/>8 <text:s text:c="2"/>49 <text:s text:c="2"/>46 ]</text:p>
      <text:p text:style-name="P2">thread 1: tira 66, põe 36: Fila: [ 57 <text:s text:c="2"/>94 <text:s text:c="2"/>89 <text:s text:c="2"/>24 <text:s text:c="2"/>87 <text:s text:c="2"/>78 <text:s text:c="2"/>8 <text:s text:c="2"/>49 <text:s text:c="2"/>46 <text:s text:c="2"/>36 ]</text:p>
      <text:p text:style-name="P2">thread 0: tira 57, põe 26: Fila: [ 94 <text:s text:c="2"/>89 <text:s text:c="2"/>24 <text:s text:c="2"/>87 <text:s text:c="2"/>78 <text:s text:c="2"/>8 <text:s text:c="2"/>49 <text:s text:c="2"/>46 <text:s text:c="2"/>36 <text:s text:c="2"/>26 ]</text:p>
      <text:p text:style-name="P2">thread 1: tira 94, põe 82: Fila: [ 89 <text:s text:c="2"/>24 <text:s text:c="2"/>87 <text:s text:c="2"/>78 <text:s text:c="2"/>8 <text:s text:c="2"/>49 <text:s text:c="2"/>46 <text:s text:c="2"/>36 <text:s text:c="2"/>26 <text:s text:c="2"/>82 ]</text:p>
      <text:p text:style-name="P2">thread 0: tira 89, põe 28: Fila: [ 24 <text:s text:c="2"/>87 <text:s text:c="2"/>78 <text:s text:c="2"/>8 <text:s text:c="2"/>49 <text:s text:c="2"/>46 <text:s text:c="2"/>36 <text:s text:c="2"/>26 <text:s text:c="2"/>82 <text:s text:c="2"/>28 ]</text:p>
      <text:p text:style-name="P2">thread 1: tira 24, põe 12: Fila: [ 87 <text:s text:c="2"/>78 <text:s text:c="2"/>8 <text:s text:c="2"/>49 <text:s text:c="2"/>46 <text:s text:c="2"/>36 <text:s text:c="2"/>26 <text:s text:c="2"/>82 <text:s text:c="2"/>28 <text:s text:c="2"/>12 ]</text:p>
      <text:p text:style-name="P2">thread 0: tira 87, põe 34: Fila: [ 78 <text:s text:c="2"/>8 <text:s text:c="2"/>49 <text:s text:c="2"/>46 <text:s text:c="2"/>36 <text:s text:c="2"/>26 <text:s text:c="2"/>82 <text:s text:c="2"/>28 <text:s text:c="2"/>12 <text:s text:c="2"/>34 ]</text:p>
      <text:p text:style-name="P2">thread 1: tira 78, põe 80: Fila: [ 8 <text:s text:c="2"/>49 <text:s text:c="2"/>46 <text:s text:c="2"/>36 <text:s text:c="2"/>26 <text:s text:c="2"/>82 <text:s text:c="2"/>28 <text:s text:c="2"/>12 <text:s text:c="2"/>34 <text:s text:c="2"/>80 ]</text:p>
      <text:p text:style-name="P2">...</text:p>
      <text:p text:style-name="P2"/>
      <text:p text:style-name="P11"/>
      <text:p text:style-name="P11"/>
      <text:p text:style-name="P11"><text:soft-page-break/><text:span text:style-name="T1">4) </text:span><text:span text:style-name="T2">Proponha e implemente uma forma de medir o número de inserções na fila por segundo.</text:span></text:p>
      <text:p text:style-name="P19"/>
      <text:p text:style-name="P19"><text:tab/><text:span text:style-name="T11">Para poder medir o número de inserções por segundo primeiramente é necessário implementar uma maneira de se contar o tempo decorrido desde o início da execução dos programas. Para isso utilizou-se um timer com período de 1 ms que incrementa o valor de uma variável global “systick”. Outra informação necessária é o número de inserts realizados com sucesso na fila. Para obter essa informação utilizou-se o retorno da função queue_append para decidir quando incrementar o valor de outra variável global “inserts”. Com essas duas informações já é possível calcular o número de inserções por segundo, conforme o pseudo-código abaixo.</text:span></text:p>
      <text:p text:style-name="P19"/>
      <text:p text:style-name="P20">Pseudo-Código:</text:p>
      <text:p text:style-name="P1">// <text:span text:style-name="T11">função para cálculo do IPS</text:span></text:p>
      <text:p text:style-name="P18">void calculateIPS() {</text:p>
      <text:p text:style-name="P18"><text:s text:c="4"/>segundos = systick/1000</text:p>
      <text:p text:style-name="P18"><text:s text:c="4"/>ips = (segundos == 0) ? 0 : inserts/segundos</text:p>
      <text:p text:style-name="P18"><text:s text:c="4"/>ips = (ips &gt; inserts) ? Inserts : ips</text:p>
      <text:p text:style-name="P18"><text:s text:c="4"/>printf(ips, inserts, segundos)</text:p>
      <text:p text:style-name="P18">}</text:p>
      <text:p text:style-name="P1"/>
      <text:p text:style-name="P1">// <text:span text:style-name="T11">parte do corpo da thread a ser modificado</text:span></text:p>
      <text:p text:style-name="P1">…</text:p>
      <text:p text:style-name="P18">if (queue_append &gt;= 0) {</text:p>
      <text:p text:style-name="P18"><text:s text:c="4"/>inserts++</text:p>
      <text:p text:style-name="P18">}</text:p>
      <text:p text:style-name="P18">calculateIPS()</text:p>
      <text:p text:style-name="P1">…</text:p>
      <text:p text:style-name="P1"/>
      <text:p text:style-name="P1">// <text:span text:style-name="T11">função main</text:span></text:p>
      <text:p text:style-name="P18">main() {</text:p>
      <text:p text:style-name="P18"><text:s text:c="4"/>configurar sigaction</text:p>
      <text:p text:style-name="P18"><text:s text:c="4"/>configurar timer</text:p>
      <text:p text:style-name="P18"><text:s text:c="4"/>...</text:p>
      <text:p text:style-name="P18">}</text:p>
      <text:p text:style-name="P1"/>
      <text:p text:style-name="P13">Saída:</text:p>
      <text:p text:style-name="P15">…</text:p>
      <text:p text:style-name="P15">thread 0: tira 31, põe 34: Fila: [ 27 <text:s text:c="2"/>76 <text:s text:c="2"/>60 <text:s text:c="2"/>14 <text:s text:c="2"/>86 <text:s text:c="2"/>60 <text:s text:c="2"/>74 <text:s text:c="2"/>55 <text:s text:c="2"/>16 <text:s text:c="2"/>34 ]</text:p>
      <text:p text:style-name="P15">IPS: 30118, Inserções: 88397, Tempo: 2.935</text:p>
      <text:p text:style-name="P15">thread 1: tira 27, põe 56: Fila: [ 76 <text:s text:c="2"/>60 <text:s text:c="2"/>14 <text:s text:c="2"/>86 <text:s text:c="2"/>60 <text:s text:c="2"/>74 <text:s text:c="2"/>55 <text:s text:c="2"/>16 <text:s text:c="2"/>34 <text:s text:c="2"/>56 ]</text:p>
      <text:p text:style-name="P15">IPS: 30119, Inserções: 88398, Tempo: 2.935</text:p>
      <text:p text:style-name="P15">thread 0: tira 76, põe 55: Fila: [ 60 <text:s text:c="2"/>14 <text:s text:c="2"/>86 <text:s text:c="2"/>60 <text:s text:c="2"/>74 <text:s text:c="2"/>55 <text:s text:c="2"/>16 <text:s text:c="2"/>34 <text:s text:c="2"/>56 <text:s text:c="2"/>55 ]</text:p>
      <text:p text:style-name="P15">IPS: 30119, Inserções: 88399, Tempo: 2.935</text:p>
      <text:p text:style-name="P15">thread 1: tira 60, põe 59: Fila: [ 14 <text:s text:c="2"/>86 <text:s text:c="2"/>60 <text:s text:c="2"/>74 <text:s text:c="2"/>55 <text:s text:c="2"/>16 <text:s text:c="2"/>34 <text:s text:c="2"/>56 <text:s text:c="2"/>55 <text:s text:c="2"/>59 ]</text:p>
      <text:p text:style-name="P15">IPS: 30119, Inserções: 88400, Tempo: 2.935</text:p>
      <text:p text:style-name="P15">thread 0: tira 14, põe 76: Fila: [ 86 <text:s text:c="2"/>60 <text:s text:c="2"/>74 <text:s text:c="2"/>55 <text:s text:c="2"/>16 <text:s text:c="2"/>34 <text:s text:c="2"/>56 <text:s text:c="2"/>55 <text:s text:c="2"/>59 <text:s text:c="2"/>76 ]</text:p>
      <text:p text:style-name="P15">IPS: 30120, Inserções: 88401, Tempo: 2.935</text:p>
      <text:p text:style-name="P15">...</text:p>
      <text:p text:style-name="P1"/>
      <text:p text:style-name="P1"/>
      <text:p text:style-name="P14"><text:span text:style-name="T6"/></text:p>
      <text:p text:style-name="P14"><text:soft-page-break/><text:span text:style-name="T6">5) </text:span><text:span text:style-name="T2">Meça o desempenho das três implementações (sem sincronização, com alternância e com o algoritmo de Peterson) e justifique os resultados observados.</text:span></text:p>
      <text:p text:style-name="P27"><text:line-break/><text:tab/><text:span text:style-name="T12">Utilizando a métrica desenvolvida no item anterior executou-se os 3 algoritmos por 60 segundos cada. Como esperado para o caso de ausência de sincronização, o programa termina em falha tão rapidamente que não é possível obter um resultado consistente para o desempenho, mas pode-se afirmar que o número de inserções por segundo é muito baixo.</text:span></text:p>
      <text:p text:style-name="P27"><text:tab/><text:span text:style-name="T12">O algoritmo de alternância assim como o de Peterson obtiveram resultados parecidos, o que era de se esperar já que ambos utilizam estratégias similares para controlar o acesso a regioes críticas.</text:span></text:p>
      <text:p text:style-name="P20"/>
      <text:p text:style-name="P26">Saída:</text:p>
      <text:p text:style-name="P28">// <text:span text:style-name="T12">Alternância</text:span></text:p>
      <text:p text:style-name="P28">…</text:p>
      <text:p text:style-name="P29">thread 0: tira 99, põe 39: Fila: [ 46 <text:s text:c="2"/>50 <text:s text:c="2"/>80 <text:s text:c="2"/>95 <text:s text:c="2"/>95 <text:s text:c="2"/>71 <text:s text:c="2"/>62 <text:s text:c="2"/>76 <text:s text:c="2"/>47 <text:s text:c="2"/>39 ]</text:p>
      <text:p text:style-name="P29">IPS: 27203, Inserções: 1643947, Tempo: 60.433</text:p>
      <text:p text:style-name="P29">thread 1: tira 46, põe 20: Fila: [ 50 <text:s text:c="2"/>80 <text:s text:c="2"/>95 <text:s text:c="2"/>95 <text:s text:c="2"/>71 <text:s text:c="2"/>62 <text:s text:c="2"/>76 <text:s text:c="2"/>47 <text:s text:c="2"/>39 <text:s text:c="2"/>20 ]</text:p>
      <text:p text:style-name="P29">IPS: 27203, Inserções: 1643948, Tempo: 60.433</text:p>
      <text:p text:style-name="P29">thread 0: tira 50, põe 86: Fila: [ 80 <text:s text:c="2"/>95 <text:s text:c="2"/>95 <text:s text:c="2"/>71 <text:s text:c="2"/>62 <text:s text:c="2"/>76 <text:s text:c="2"/>47 <text:s text:c="2"/>39 <text:s text:c="2"/>20 <text:s text:c="2"/>86 ]</text:p>
      <text:p text:style-name="P29">IPS: 27203, Inserções: 1643949, Tempo: 60.433</text:p>
      <text:p text:style-name="P29">thread 1: tira 80, põe 62: Fila: [ 95 <text:s text:c="2"/>95 <text:s text:c="2"/>71 <text:s text:c="2"/>62 <text:s text:c="2"/>76 <text:s text:c="2"/>47 <text:s text:c="2"/>39 <text:s text:c="2"/>20 <text:s text:c="2"/>86 <text:s text:c="2"/>62 ]</text:p>
      <text:p text:style-name="P29">IPS: 27203, Inserções: 1643950, Tempo: 60.433</text:p>
      <text:p text:style-name="P28">...</text:p>
      <text:p text:style-name="P28">// <text:span text:style-name="T12">Peterson</text:span></text:p>
      <text:p text:style-name="P28">…</text:p>
      <text:p text:style-name="P29">thread 1: tira 82, põe 34: Fila: [ 23 <text:s text:c="2"/>49 <text:s text:c="2"/>31 <text:s text:c="2"/>29 <text:s text:c="2"/>78 <text:s text:c="2"/>43 <text:s text:c="2"/>58 <text:s text:c="2"/>87 <text:s text:c="2"/>13 <text:s text:c="2"/>34 ]</text:p>
      <text:p text:style-name="P29">IPS: 27850, Inserções: 1678327, Tempo: 60.263</text:p>
      <text:p text:style-name="P29">thread 0: tira 23, põe 67: Fila: [ 49 <text:s text:c="2"/>31 <text:s text:c="2"/>29 <text:s text:c="2"/>78 <text:s text:c="2"/>43 <text:s text:c="2"/>58 <text:s text:c="2"/>87 <text:s text:c="2"/>13 <text:s text:c="2"/>34 <text:s text:c="2"/>67 ]</text:p>
      <text:p text:style-name="P29">IPS: 27848, Inserções: 1678328, Tempo: 60.268</text:p>
      <text:p text:style-name="P29">thread 1: tira 49, põe 94: Fila: [ 31 <text:s text:c="2"/>29 <text:s text:c="2"/>78 <text:s text:c="2"/>43 <text:s text:c="2"/>58 <text:s text:c="2"/>87 <text:s text:c="2"/>13 <text:s text:c="2"/>34 <text:s text:c="2"/>67 <text:s text:c="2"/>94 ]</text:p>
      <text:p text:style-name="P29">IPS: 27848, Inserções: 1678329, Tempo: 60.268</text:p>
      <text:p text:style-name="P29">thread 0: tira 31, põe 34: Fila: [ 29 <text:s text:c="2"/>78 <text:s text:c="2"/>43 <text:s text:c="2"/>58 <text:s text:c="2"/>87 <text:s text:c="2"/>13 <text:s text:c="2"/>34 <text:s text:c="2"/>67 <text:s text:c="2"/>94 <text:s text:c="2"/>34 ]</text:p>
      <text:p text:style-name="P29">IPS: 27848, Inserções: 1678330, Tempo: 60.268</text:p>
      <text:p text:style-name="P28">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Code" svg:font-family="'Fira Code'" style:font-family-generic="roman" style:font-pitch="variable"/>
    <style:font-face style:name="Fira Code Medium" svg:font-family="'Fira Code Medium'" style:font-family-generic="roman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5T18:08:02.129751606</meta:creation-date>
    <dc:date>2022-05-01T18:03:35.216143520</dc:date>
    <meta:editing-duration>PT32M22S</meta:editing-duration>
    <meta:editing-cycles>7</meta:editing-cycles>
    <meta:generator>LibreOffice/7.3.1.3$Linux_X86_64 LibreOffice_project/30$Build-3</meta:generator>
    <meta:document-statistic meta:table-count="0" meta:image-count="0" meta:object-count="0" meta:page-count="4" meta:paragraph-count="134" meta:word-count="1346" meta:character-count="7222" meta:non-whitespace-character-count="5283"/>
  </office:meta>
</office:document-meta>
</file>